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outline1">
      <style:graphic-properties draw:textarea-vertical-align="middle" fo:min-height="8.88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style:text-properties style:font-name="Caladea"/>
    </style:style>
    <style:style style:name="T1" style:family="text">
      <style:text-properties style:font-name="Caladea"/>
    </style:style>
    <style:style style:name="T2" style:family="text">
      <style:text-properties fo:color="#ff0000"/>
    </style:style>
    <style:style style:name="T3" style:family="text">
      <style:text-properties fo:color="#2a6099"/>
    </style:style>
    <style:style style:name="T4" style:family="text">
      <style:text-properties fo:color="#ce181e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DejaVu Sans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55308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OpenGL ARM-LINUX</text:p>
          </draw:text-box>
        </draw:frame>
        <draw:frame presentation:style-name="pr2" draw:text-style-name="P2" draw:layer="layout" svg:width="25.199cm" svg:height="9.134cm" svg:x="4.318cm" svg:y="4.836cm" presentation:class="subtitle" presentation:user-transformed="true">
          <draw:text-box>
            <text:p text:style-name="P1">OpenGL ---Open Graphics Library</text:p>
            <text:p text:style-name="P1">=&gt; Call GPU Graphics API</text:p>
            <text:p text:style-name="P1"><text:tab/><text:tab/>Draw</text:p>
            <text:p text:style-name="P1"><text:tab/><text:tab/>Texture</text:p>
            <text:p text:style-name="P1"><text:tab/><text:tab/>Shader...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ebian/Ubuntu/RasipberryPi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sudo apt-get install build-essential</text:p>
              </text:list-item>
              <text:list-item>
                <text:p>sudo apt-get install libgl1-mesa-dev</text:p>
              </text:list-item>
              <text:list-item>
                <text:p>sudo apt-get install libglu1-mesa-dev</text:p>
              </text:list-item>
              <text:list-item>
                <text:p>sudo apt-get install freeglut3-dev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GL_HelloWorld [Makefile]</text:p>
          </draw:text-box>
        </draw:frame>
        <draw:frame presentation:style-name="pr5" draw:text-style-name="P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4"><text:span text:style-name="T1">cc:=gcc</text:span></text:p>
              </text:list-item>
              <text:list-item>
                <text:p text:style-name="P4"><text:span text:style-name="T1">src:=glHelloWorld.c</text:span></text:p>
              </text:list-item>
              <text:list-item>
                <text:p text:style-name="P4"><text:span text:style-name="T1">flag:=-lGL -lGLU -lglut</text:span></text:p>
              </text:list-item>
              <text:list-item>
                <text:p text:style-name="P4"><text:span text:style-name="T1">exefile:=glHelloWorld</text:span></text:p>
              </text:list-item>
              <text:list-item>
                <text:p text:style-name="P4"><text:span text:style-name="T1">build:</text:span></text:p>
              </text:list-item>
              <text:list-item>
                <text:p text:style-name="P4"><text:span text:style-name="T1"><text:s text:c="8"/></text:span><text:span text:style-name="T1">$(cc) -o $(exefile) $(src) $(flag)</text:span></text:p>
              </text:list-item>
              <text:list-item>
                <text:p text:style-name="P4"><text:span text:style-name="T1">run:</text:span></text:p>
              </text:list-item>
              <text:list-item>
                <text:p text:style-name="P4"><text:span text:style-name="T1"><text:s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3"/></text:span><text:span text:style-name="T1">./$(exefile)</text:span></text:p>
              </text:list-item>
              <text:list-item>
                <text:p text:style-name="P4"><text:span text:style-name="T1">clean:</text:span></text:p>
              </text:list-item>
              <text:list-item>
                <text:p text:style-name="P4"><text:span text:style-name="T1"><text:s text:c="8"/></text:span><text:span text:style-name="T1">rm -rf $(exefile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GLUT APP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#include &lt;GL/glut.h&gt;</text:p>
              </text:list-item>
              <text:list-item>
                <text:p>1. init glut and displayMode</text:p>
              </text:list-item>
              <text:list-item>
                <text:p>2. create glut window</text:p>
              </text:list-item>
              <text:list-item>
                <text:p>3. register display callback function</text:p>
              </text:list-item>
              <text:list-item>
                <text:p>4. start main loop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1.init glut and displayMod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<text:s text:c="4"/><text:span text:style-name="T2">glutInit</text:span>(&amp;argc, argv);</text:p>
              </text:list-item>
              <text:list-item>
                <text:p><text:s text:c="4"/><text:span text:style-name="T2">glutInitDisplayMode</text:span>(</text:p>
              </text:list-item>
              <text:list-item>
                <text:p><text:s text:c="4"/><text:span text:style-name="T3">GLUT_RGB</text:span> | <text:span text:style-name="T3">GLUT_SINGLE</text:span>);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2.create glut window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<text:s text:c="4"/><text:span text:style-name="T4">glutInitWindowPosition</text:span>(0, 0);</text:p>
              </text:list-item>
              <text:list-item>
                <text:p><text:s text:c="4"/><text:span text:style-name="T4">glutInitWindowSize</text:span>(640, 480);</text:p>
              </text:list-item>
              <text:list-item>
                <text:p><text:s text:c="4"/><text:span text:style-name="T4">glutCreateWindow</text:span>("OpenGL HelloWorld");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<text:span text:style-name="T5">3.</text:span>register display callback func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<text:s text:c="4"/><text:span text:style-name="T4">init</text:span>();</text:p>
              </text:list-item>
              <text:list-item>
                <text:p><text:s text:c="4"/><text:span text:style-name="T4">glutDisplayFunc</text:span>(display);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nit gl parameter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void <text:span text:style-name="T4">init</text:span>(void)</text:p>
              </text:list-item>
              <text:list-item>
                <text:p>{</text:p>
              </text:list-item>
              <text:list-item>
                <text:p><text:s text:c="4"/><text:span text:style-name="T4">glClearColor</text:span>(0.0, 0.0, 0.0, 0.0);</text:p>
              </text:list-item>
              <text:list-item>
                <text:p><text:s text:c="4"/><text:span text:style-name="T4">glMatrixMode</text:span>(<text:span text:style-name="T6">GL_PROJECTION</text:span>);</text:p>
              </text:list-item>
              <text:list-item>
                <text:p><text:s text:c="4"/><text:span text:style-name="T4">glOrtho</text:span>(-5, 5, -5, 5, 5, 15);</text:p>
              </text:list-item>
              <text:list-item>
                <text:p><text:s text:c="4"/><text:span text:style-name="T4">glMatrixMode</text:span>(<text:span text:style-name="T6">GL_MODELVIEW</text:span>);</text:p>
              </text:list-item>
              <text:list-item>
                <text:p><text:s text:c="4"/><text:span text:style-name="T4">gluLookAt</text:span>(0, 0, 10, 0, 0, 0, 0, 1, 0);</text:p>
              </text:list-item>
              <text:list-item>
                <text:p/>
              </text:list-item>
              <text:list-item>
                <text:p><text:s text:c="4"/>return;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allback func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void <text:span text:style-name="T4">display</text:span>(void)</text:p>
              </text:list-item>
              <text:list-item>
                <text:p>{</text:p>
              </text:list-item>
              <text:list-item>
                <text:p><text:s text:c="4"/><text:span text:style-name="T4">glClear</text:span>(<text:span text:style-name="T3">GL_COLOR_BUFFER_BIT</text:span>);</text:p>
              </text:list-item>
              <text:list-item>
                <text:p><text:s text:c="4"/><text:span text:style-name="T4">glColor3f</text:span>(1.0, 0, 0);</text:p>
              </text:list-item>
              <text:list-item>
                <text:p><text:s text:c="4"/><text:span text:style-name="T4">glutWireTeapot</text:span>(3);</text:p>
              </text:list-item>
              <text:list-item>
                <text:p><text:s text:c="4"/><text:span text:style-name="T4">glFlush</text:span>();</text:p>
              </text:list-item>
              <text:list-item>
                <text:p/>
              </text:list-item>
              <text:list-item>
                <text:p><text:s text:c="4"/>return;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4.start main loop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<text:span text:style-name="T4">glutMainLoop</text:span>();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0-01T23:31:19.560222704</meta:creation-date>
    <dc:date>2021-10-02T00:15:27.574399594</dc:date>
    <meta:editing-duration>PT15M53S</meta:editing-duration>
    <meta:editing-cycles>3</meta:editing-cycles>
    <meta:generator>LibreOffice/6.1.5.2$Linux_ARM_EABI LibreOffice_project/10$Build-2</meta:generator>
    <meta:document-statistic meta:object-count="61"/>
  </office:meta>
</office:document-meta>
</file>